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oboto Mono" svg:font-family="'Roboto Mono'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dfa0" officeooo:paragraph-rsid="0009dfa0"/>
    </style:style>
    <style:style style:name="P2" style:family="paragraph" style:parent-style-name="Text_20_body"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rsid="0009dfa0" officeooo:paragraph-rsid="0009dfa0"/>
    </style:style>
    <style:style style:name="P5" style:family="paragraph" style:parent-style-name="Text_20_body" style:list-style-name="L1">
      <style:paragraph-properties fo:margin-left="0in" fo:margin-right="0in" fo:margin-top="0in" fo:margin-bottom="0in" loext:contextual-spacing="false" fo:line-height="100%" fo:orphans="2" fo:widows="2" fo:text-indent="0in" style:auto-text-indent="false" fo:padding="0in" fo:border="none"/>
    </style:style>
    <style:style style:name="P6" style:family="paragraph" style:parent-style-name="Text_20_body" style:list-style-name="L1">
      <style:paragraph-properties fo:margin-top="0in" fo:margin-bottom="0in" loext:contextual-spacing="false" fo:line-height="100%" fo:orphans="2" fo:widows="2" fo:padding="0in" fo:border="none"/>
    </style:style>
    <style:style style:name="T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CROSERVICES</text:p>
      <text:p text:style-name="P4"/>
      <text:p text:style-name="P4">INTRODUCTION:</text:p>
      <text:p text:style-name="P2">There is no single definition for microservices. A consensus view has evolved over time in the industry. Some of the defining characteristics that are frequently cited include:</text:p>
      <text:list xml:id="list1552941139" text:style-name="L1">
        <text:list-item>
          <text:p text:style-name="P5"><text:span text:style-name="T1">Services in a microservice architecture (MSA) are often </text:span><text:a xlink:type="simple" xlink:href="https://en.wikipedia.org/wiki/Process_(computing)" text:style-name="Internet_20_link" text:visited-style-name="Visited_20_Internet_20_Link"><text:span text:style-name="T2">processes</text:span></text:a><text:span text:style-name="T1"> that communicate over a </text:span><text:a xlink:type="simple" xlink:href="https://en.wikipedia.org/wiki/Computer_network" text:style-name="Internet_20_link" text:visited-style-name="Visited_20_Internet_20_Link"><text:span text:style-name="T2">network</text:span></text:a><text:span text:style-name="T1"> to fulfil a goal using technology-agnostic </text:span><text:a xlink:type="simple" xlink:href="https://en.wikipedia.org/wiki/Communications_protocol" text:style-name="Internet_20_link" text:visited-style-name="Visited_20_Internet_20_Link"><text:span text:style-name="T2">protocols</text:span></text:a><text:span text:style-name="T1"> such as HTTP.</text:span><text:bookmark text:name="cite_ref-martinfowler_2-0"/><text:a xlink:type="simple" xlink:href="https://en.wikipedia.org/wiki/Microservices#cite_note-martinfowler-2" text:style-name="Internet_20_link" text:visited-style-name="Visited_20_Internet_20_Link">[2]</text:a><text:bookmark text:name="cite_ref-3"/><text:a xlink:type="simple" xlink:href="https://en.wikipedia.org/wiki/Microservices#cite_note-3" text:style-name="Internet_20_link" text:visited-style-name="Visited_20_Internet_20_Link">[3]</text:a><text:bookmark text:name="cite_ref-4"/><text:a xlink:type="simple" xlink:href="https://en.wikipedia.org/wiki/Microservices#cite_note-4" text:style-name="Internet_20_link" text:visited-style-name="Visited_20_Internet_20_Link">[4]</text:a></text:p>
        </text:list-item>
        <text:list-item>
          <text:p text:style-name="P6"><text:span text:style-name="T1">Services in a microservice architecture are independently deployable.</text:span><text:bookmark text:name="cite_ref-NMMA16_5-0"/><text:a xlink:type="simple" xlink:href="https://en.wikipedia.org/wiki/Microservices#cite_note-NMMA16-5" text:style-name="Internet_20_link" text:visited-style-name="Visited_20_Internet_20_Link">[5]</text:a><text:bookmark text:name="cite_ref-Micro_Chen_6-0"/><text:a xlink:type="simple" xlink:href="https://en.wikipedia.org/wiki/Microservices#cite_note-Micro_Chen-6" text:style-name="Internet_20_link" text:visited-style-name="Visited_20_Internet_20_Link">[6]</text:a></text:p>
        </text:list-item>
        <text:list-item>
          <text:p text:style-name="P6"><text:span text:style-name="T1">Services are organized around business capabilities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Roboto Mono" svg:font-family="'Roboto Mono', 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22:41:51.138648680</meta:creation-date>
    <dc:date>2020-04-10T22:45:34.449611168</dc:date>
    <meta:editing-duration>PT3M44S</meta:editing-duration>
    <meta:editing-cycles>1</meta:editing-cycles>
    <meta:document-statistic meta:table-count="0" meta:image-count="0" meta:object-count="0" meta:page-count="1" meta:paragraph-count="6" meta:word-count="70" meta:character-count="504" meta:non-whitespace-character-count="443"/>
    <meta:generator>LibreOffice/6.0.7.3$Linux_X86_64 LibreOffice_project/00m0$Build-3</meta:generator>
  </office:meta>
</office:document-meta>
</file>